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199661016949" calcext:value-type="float">
            <text:p>2.102</text:p>
          </table:table-cell>
          <table:table-cell office:value-type="float" office:value="2.48670361581921" calcext:value-type="float">
            <text:p>2.4867</text:p>
          </table:table-cell>
          <table:table-cell office:value-type="float" office:value="3.17458440677966" calcext:value-type="float">
            <text:p>3.174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324305084746" calcext:value-type="float">
            <text:p>2.19324</text:p>
          </table:table-cell>
          <table:table-cell office:value-type="float" office:value="2.44861774011299" calcext:value-type="float">
            <text:p>2.44862</text:p>
          </table:table-cell>
          <table:table-cell office:value-type="float" office:value="3.43543050847458" calcext:value-type="float">
            <text:p>3.435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32223728814" calcext:value-type="float">
            <text:p>2.21732</text:p>
          </table:table-cell>
          <table:table-cell office:value-type="float" office:value="2.37553387570621" calcext:value-type="float">
            <text:p>2.37553</text:p>
          </table:table-cell>
          <table:table-cell office:value-type="float" office:value="3.36430345762712" calcext:value-type="float">
            <text:p>3.36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462481355932" calcext:value-type="float">
            <text:p>2.33462</text:p>
          </table:table-cell>
          <table:table-cell office:value-type="float" office:value="2.14362368361582" calcext:value-type="float">
            <text:p>2.14362</text:p>
          </table:table-cell>
          <table:table-cell office:value-type="float" office:value="2.91038020338983" calcext:value-type="float">
            <text:p>2.910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.14996926553672" calcext:value-type="float">
            <text:p>2.14997</text:p>
          </table:table-cell>
          <table:table-cell office:value-type="float" office:value="2.31877875706215" calcext:value-type="float">
            <text:p>2.31878</text:p>
          </table:table-cell>
          <table:table-cell office:value-type="float" office:value="2.86167566101695" calcext:value-type="float">
            <text:p>2.861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338081355932" calcext:value-type="float">
            <text:p>2.31338</text:p>
          </table:table-cell>
          <table:table-cell office:value-type="float" office:value="2.19448906214689" calcext:value-type="float">
            <text:p>2.19449</text:p>
          </table:table-cell>
          <table:table-cell office:value-type="float" office:value="2.90095783050847" calcext:value-type="float">
            <text:p>2.900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703925423729" calcext:value-type="float">
            <text:p>2.30704</text:p>
          </table:table-cell>
          <table:table-cell office:value-type="float" office:value="2.09173292655367" calcext:value-type="float">
            <text:p>2.09173</text:p>
          </table:table-cell>
          <table:table-cell office:value-type="float" office:value="2.69285423728814" calcext:value-type="float">
            <text:p>2.692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66753220339" calcext:value-type="float">
            <text:p>2.30668</text:p>
          </table:table-cell>
          <table:table-cell office:value-type="float" office:value="2.0711178079096" calcext:value-type="float">
            <text:p>2.07112</text:p>
          </table:table-cell>
          <table:table-cell office:value-type="float" office:value="2.57480759322034" calcext:value-type="float">
            <text:p>2.574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576519774011" calcext:value-type="float">
            <text:p>2.30577</text:p>
          </table:table-cell>
          <table:table-cell office:value-type="float" office:value="2.13880802259887" calcext:value-type="float">
            <text:p>2.13881</text:p>
          </table:table-cell>
          <table:table-cell office:value-type="float" office:value="2.79810874576271" calcext:value-type="float">
            <text:p>2.798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269959322034" calcext:value-type="float">
            <text:p>2.3027</text:p>
          </table:table-cell>
          <table:table-cell office:value-type="float" office:value="2.16133823728814" calcext:value-type="float">
            <text:p>2.16134</text:p>
          </table:table-cell>
          <table:table-cell office:value-type="float" office:value="2.95080488135593" calcext:value-type="float">
            <text:p>2.95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3015929039548" calcext:value-type="float">
            <text:p>2.30159</text:p>
          </table:table-cell>
          <table:table-cell office:value-type="float" office:value="2.2261729039548" calcext:value-type="float">
            <text:p>2.22617</text:p>
          </table:table-cell>
          <table:table-cell office:value-type="float" office:value="3.0302633220339" calcext:value-type="float">
            <text:p>3.030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092311864407" calcext:value-type="float">
            <text:p>2.30092</text:p>
          </table:table-cell>
          <table:table-cell office:value-type="float" office:value="2.23085633898305" calcext:value-type="float">
            <text:p>2.23086</text:p>
          </table:table-cell>
          <table:table-cell office:value-type="float" office:value="3.1109686779661" calcext:value-type="float">
            <text:p>3.110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901749152542" calcext:value-type="float">
            <text:p>2.29902</text:p>
          </table:table-cell>
          <table:table-cell office:value-type="float" office:value="2.15490257627119" calcext:value-type="float">
            <text:p>2.1549</text:p>
          </table:table-cell>
          <table:table-cell office:value-type="float" office:value="2.82951050847458" calcext:value-type="float">
            <text:p>2.829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83420338983" calcext:value-type="float">
            <text:p>2.29834</text:p>
          </table:table-cell>
          <table:table-cell office:value-type="float" office:value="2.1585384180791" calcext:value-type="float">
            <text:p>2.15854</text:p>
          </table:table-cell>
          <table:table-cell office:value-type="float" office:value="2.88921166101695" calcext:value-type="float">
            <text:p>2.889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659127683616" calcext:value-type="float">
            <text:p>2.29659</text:p>
          </table:table-cell>
          <table:table-cell office:value-type="float" office:value="2.11128483615819" calcext:value-type="float">
            <text:p>2.11128</text:p>
          </table:table-cell>
          <table:table-cell office:value-type="float" office:value="2.74625545762712" calcext:value-type="float">
            <text:p>2.746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126725423729" calcext:value-type="float">
            <text:p>2.29127</text:p>
          </table:table-cell>
          <table:table-cell office:value-type="float" office:value="2.2567106440678" calcext:value-type="float">
            <text:p>2.25671</text:p>
          </table:table-cell>
          <table:table-cell office:value-type="float" office:value="3.18911023728814" calcext:value-type="float">
            <text:p>3.189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879500564972" calcext:value-type="float">
            <text:p>2.2888</text:p>
          </table:table-cell>
          <table:table-cell office:value-type="float" office:value="2.15144054237288" calcext:value-type="float">
            <text:p>2.15144</text:p>
          </table:table-cell>
          <table:table-cell office:value-type="float" office:value="2.88604094915254" calcext:value-type="float">
            <text:p>2.886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95145762712" calcext:value-type="float">
            <text:p>2.28595</text:p>
          </table:table-cell>
          <table:table-cell office:value-type="float" office:value="2.23445270056497" calcext:value-type="float">
            <text:p>2.23445</text:p>
          </table:table-cell>
          <table:table-cell office:value-type="float" office:value="3.03382562711864" calcext:value-type="float">
            <text:p>3.033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45875706215" calcext:value-type="float">
            <text:p>2.28546</text:p>
          </table:table-cell>
          <table:table-cell office:value-type="float" office:value="2.22405084745763" calcext:value-type="float">
            <text:p>2.22405</text:p>
          </table:table-cell>
          <table:table-cell office:value-type="float" office:value="3.06201898305085" calcext:value-type="float">
            <text:p>3.062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172381920904" calcext:value-type="float">
            <text:p>2.28172</text:p>
          </table:table-cell>
          <table:table-cell office:value-type="float" office:value="2.16093670056497" calcext:value-type="float">
            <text:p>2.16094</text:p>
          </table:table-cell>
          <table:table-cell office:value-type="float" office:value="2.80301423728814" calcext:value-type="float">
            <text:p>2.803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917575141243" calcext:value-type="float">
            <text:p>2.27918</text:p>
          </table:table-cell>
          <table:table-cell office:value-type="float" office:value="2.22733055367232" calcext:value-type="float">
            <text:p>2.22733</text:p>
          </table:table-cell>
          <table:table-cell office:value-type="float" office:value="2.93033654237288" calcext:value-type="float">
            <text:p>2.930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789569039548" calcext:value-type="float">
            <text:p>2.27896</text:p>
          </table:table-cell>
          <table:table-cell office:value-type="float" office:value="2.17307328813559" calcext:value-type="float">
            <text:p>2.17307</text:p>
          </table:table-cell>
          <table:table-cell office:value-type="float" office:value="2.84967891525424" calcext:value-type="float">
            <text:p>2.849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682009039548" calcext:value-type="float">
            <text:p>2.27682</text:p>
          </table:table-cell>
          <table:table-cell office:value-type="float" office:value="2.22644201129944" calcext:value-type="float">
            <text:p>2.22644</text:p>
          </table:table-cell>
          <table:table-cell office:value-type="float" office:value="3.07687647457627" calcext:value-type="float">
            <text:p>3.076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7546210169492" calcext:value-type="float">
            <text:p>2.27546</text:p>
          </table:table-cell>
          <table:table-cell office:value-type="float" office:value="2.19916729943503" calcext:value-type="float">
            <text:p>2.19917</text:p>
          </table:table-cell>
          <table:table-cell office:value-type="float" office:value="3.04913789830508" calcext:value-type="float">
            <text:p>3.049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2795835028249" calcext:value-type="float">
            <text:p>2.22796</text:p>
          </table:table-cell>
          <table:table-cell office:value-type="float" office:value="2.27040230508475" calcext:value-type="float">
            <text:p>2.2704</text:p>
          </table:table-cell>
          <table:table-cell office:value-type="float" office:value="2.97159593220339" calcext:value-type="float">
            <text:p>2.97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221303954802" calcext:value-type="float">
            <text:p>2.32221</text:p>
          </table:table-cell>
          <table:table-cell office:value-type="float" office:value="2.26483981920904" calcext:value-type="float">
            <text:p>2.26484</text:p>
          </table:table-cell>
          <table:table-cell office:value-type="float" office:value="3.27521789830508" calcext:value-type="float">
            <text:p>3.275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277905084746" calcext:value-type="float">
            <text:p>2.26278</text:p>
          </table:table-cell>
          <table:table-cell office:value-type="float" office:value="2.24415396610169" calcext:value-type="float">
            <text:p>2.24415</text:p>
          </table:table-cell>
          <table:table-cell office:value-type="float" office:value="3.06376759322034" calcext:value-type="float">
            <text:p>3.063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6204592090395" calcext:value-type="float">
            <text:p>2.26205</text:p>
          </table:table-cell>
          <table:table-cell office:value-type="float" office:value="2.29064592090395" calcext:value-type="float">
            <text:p>2.29065</text:p>
          </table:table-cell>
          <table:table-cell office:value-type="float" office:value="3.43544108474576" calcext:value-type="float">
            <text:p>3.435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176824858757" calcext:value-type="float">
            <text:p>2.26177</text:p>
          </table:table-cell>
          <table:table-cell office:value-type="float" office:value="2.21154564971751" calcext:value-type="float">
            <text:p>2.21155</text:p>
          </table:table-cell>
          <table:table-cell office:value-type="float" office:value="3.06053694915254" calcext:value-type="float">
            <text:p>3.060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151344632768" calcext:value-type="float">
            <text:p>2.24151</text:p>
          </table:table-cell>
          <table:table-cell office:value-type="float" office:value="2.26155005649717" calcext:value-type="float">
            <text:p>2.26155</text:p>
          </table:table-cell>
          <table:table-cell office:value-type="float" office:value="3.16784596610169" calcext:value-type="float">
            <text:p>3.167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082033898305" calcext:value-type="float">
            <text:p>2.24082</text:p>
          </table:table-cell>
          <table:table-cell office:value-type="float" office:value="2.26050598870057" calcext:value-type="float">
            <text:p>2.26051</text:p>
          </table:table-cell>
          <table:table-cell office:value-type="float" office:value="2.87177518644068" calcext:value-type="float">
            <text:p>2.871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31102824859" calcext:value-type="float">
            <text:p>2.26031</text:p>
          </table:table-cell>
          <table:table-cell office:value-type="float" office:value="2.23282085875706" calcext:value-type="float">
            <text:p>2.23282</text:p>
          </table:table-cell>
          <table:table-cell office:value-type="float" office:value="3.10731769491525" calcext:value-type="float">
            <text:p>3.107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661520903955" calcext:value-type="float">
            <text:p>2.25662</text:p>
          </table:table-cell>
          <table:table-cell office:value-type="float" office:value="2.24165938983051" calcext:value-type="float">
            <text:p>2.24166</text:p>
          </table:table-cell>
          <table:table-cell office:value-type="float" office:value="2.91053640677966" calcext:value-type="float">
            <text:p>2.910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94675706215" calcext:value-type="float">
            <text:p>2.25495</text:p>
          </table:table-cell>
          <table:table-cell office:value-type="float" office:value="2.25444879096045" calcext:value-type="float">
            <text:p>2.25445</text:p>
          </table:table-cell>
          <table:table-cell office:value-type="float" office:value="3.19815403389831" calcext:value-type="float">
            <text:p>3.198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970589830508" calcext:value-type="float">
            <text:p>2.24971</text:p>
          </table:table-cell>
          <table:table-cell office:value-type="float" office:value="2.27299098305085" calcext:value-type="float">
            <text:p>2.27299</text:p>
          </table:table-cell>
          <table:table-cell office:value-type="float" office:value="3.07916908474576" calcext:value-type="float">
            <text:p>3.079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959710734463" calcext:value-type="float">
            <text:p>2.2496</text:p>
          </table:table-cell>
          <table:table-cell office:value-type="float" office:value="2.24547157062147" calcext:value-type="float">
            <text:p>2.24547</text:p>
          </table:table-cell>
          <table:table-cell office:value-type="float" office:value="2.91334291525424" calcext:value-type="float">
            <text:p>2.913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6795480226" calcext:value-type="float">
            <text:p>2.24868</text:p>
          </table:table-cell>
          <table:table-cell office:value-type="float" office:value="2.3072584180791" calcext:value-type="float">
            <text:p>2.30726</text:p>
          </table:table-cell>
          <table:table-cell office:value-type="float" office:value="3.15742291525424" calcext:value-type="float">
            <text:p>3.157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713093785311" calcext:value-type="float">
            <text:p>2.24713</text:p>
          </table:table-cell>
          <table:table-cell office:value-type="float" office:value="2.24383455367232" calcext:value-type="float">
            <text:p>2.24383</text:p>
          </table:table-cell>
          <table:table-cell office:value-type="float" office:value="2.98331877966102" calcext:value-type="float">
            <text:p>2.983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4429615819209" calcext:value-type="float">
            <text:p>2.2443</text:p>
          </table:table-cell>
          <table:table-cell office:value-type="float" office:value="2.23759740112994" calcext:value-type="float">
            <text:p>2.2376</text:p>
          </table:table-cell>
          <table:table-cell office:value-type="float" office:value="2.92007349152542" calcext:value-type="float">
            <text:p>2.920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746011299435" calcext:value-type="float">
            <text:p>2.23746</text:p>
          </table:table-cell>
          <table:table-cell office:value-type="float" office:value="2.21643762711864" calcext:value-type="float">
            <text:p>2.21644</text:p>
          </table:table-cell>
          <table:table-cell office:value-type="float" office:value="2.88659850847458" calcext:value-type="float">
            <text:p>2.88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476978531073" calcext:value-type="float">
            <text:p>2.23477</text:p>
          </table:table-cell>
          <table:table-cell office:value-type="float" office:value="2.29929498305085" calcext:value-type="float">
            <text:p>2.29929</text:p>
          </table:table-cell>
          <table:table-cell office:value-type="float" office:value="3.03635905084746" calcext:value-type="float">
            <text:p>3.036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322702824859" calcext:value-type="float">
            <text:p>2.23323</text:p>
          </table:table-cell>
          <table:table-cell office:value-type="float" office:value="2.30508906214689" calcext:value-type="float">
            <text:p>2.30509</text:p>
          </table:table-cell>
          <table:table-cell office:value-type="float" office:value="3.01749586440678" calcext:value-type="float">
            <text:p>3.01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3185936723164" calcext:value-type="float">
            <text:p>2.23186</text:p>
          </table:table-cell>
          <table:table-cell office:value-type="float" office:value="2.27660795480226" calcext:value-type="float">
            <text:p>2.27661</text:p>
          </table:table-cell>
          <table:table-cell office:value-type="float" office:value="2.91708203389831" calcext:value-type="float">
            <text:p>2.917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27111864407" calcext:value-type="float">
            <text:p>2.23127</text:p>
          </table:table-cell>
          <table:table-cell office:value-type="float" office:value="2.39814863276836" calcext:value-type="float">
            <text:p>2.39815</text:p>
          </table:table-cell>
          <table:table-cell office:value-type="float" office:value="3.54833681355932" calcext:value-type="float">
            <text:p>3.548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736745762712" calcext:value-type="float">
            <text:p>2.27737</text:p>
          </table:table-cell>
          <table:table-cell office:value-type="float" office:value="2.22881988700565" calcext:value-type="float">
            <text:p>2.22882</text:p>
          </table:table-cell>
          <table:table-cell office:value-type="float" office:value="2.91832054237288" calcext:value-type="float">
            <text:p>2.918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2461832768362" calcext:value-type="float">
            <text:p>2.22462</text:p>
          </table:table-cell>
          <table:table-cell office:value-type="float" office:value="2.24785798870057" calcext:value-type="float">
            <text:p>2.24786</text:p>
          </table:table-cell>
          <table:table-cell office:value-type="float" office:value="3.03488840677966" calcext:value-type="float">
            <text:p>3.034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4377839548023" calcext:value-type="float">
            <text:p>2.24378</text:p>
          </table:table-cell>
          <table:table-cell office:value-type="float" office:value="2.21673082485876" calcext:value-type="float">
            <text:p>2.21673</text:p>
          </table:table-cell>
          <table:table-cell office:value-type="float" office:value="2.93208" calcext:value-type="float">
            <text:p>2.932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259900564972" calcext:value-type="float">
            <text:p>2.2626</text:p>
          </table:table-cell>
          <table:table-cell office:value-type="float" office:value="2.21637753672316" calcext:value-type="float">
            <text:p>2.21638</text:p>
          </table:table-cell>
          <table:table-cell office:value-type="float" office:value="2.83703755932203" calcext:value-type="float">
            <text:p>2.837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936038418079" calcext:value-type="float">
            <text:p>2.20936</text:p>
          </table:table-cell>
          <table:table-cell office:value-type="float" office:value="2.28394637288136" calcext:value-type="float">
            <text:p>2.28395</text:p>
          </table:table-cell>
          <table:table-cell office:value-type="float" office:value="3.18064488135593" calcext:value-type="float">
            <text:p>3.180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56924293785" calcext:value-type="float">
            <text:p>2.20757</text:p>
          </table:table-cell>
          <table:table-cell office:value-type="float" office:value="2.34782088135593" calcext:value-type="float">
            <text:p>2.34782</text:p>
          </table:table-cell>
          <table:table-cell office:value-type="float" office:value="3.12380122033898" calcext:value-type="float">
            <text:p>3.12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376637288136" calcext:value-type="float">
            <text:p>2.20377</text:p>
          </table:table-cell>
          <table:table-cell office:value-type="float" office:value="2.29377620338983" calcext:value-type="float">
            <text:p>2.29378</text:p>
          </table:table-cell>
          <table:table-cell office:value-type="float" office:value="2.83962793220339" calcext:value-type="float">
            <text:p>2.839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52027118644" calcext:value-type="float">
            <text:p>2.19552</text:p>
          </table:table-cell>
          <table:table-cell office:value-type="float" office:value="2.4153458079096" calcext:value-type="float">
            <text:p>2.41535</text:p>
          </table:table-cell>
          <table:table-cell office:value-type="float" office:value="3.31289057627119" calcext:value-type="float">
            <text:p>3.312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838537853107" calcext:value-type="float">
            <text:p>2.18839</text:p>
          </table:table-cell>
          <table:table-cell office:value-type="float" office:value="2.39573159322034" calcext:value-type="float">
            <text:p>2.39573</text:p>
          </table:table-cell>
          <table:table-cell office:value-type="float" office:value="3.22441410169491" calcext:value-type="float">
            <text:p>3.224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4893236158192" calcext:value-type="float">
            <text:p>2.24893</text:p>
          </table:table-cell>
          <table:table-cell office:value-type="float" office:value="2.18358942372881" calcext:value-type="float">
            <text:p>2.18359</text:p>
          </table:table-cell>
          <table:table-cell office:value-type="float" office:value="2.86762359322034" calcext:value-type="float">
            <text:p>2.867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636451977401" calcext:value-type="float">
            <text:p>2.16636</text:p>
          </table:table-cell>
          <table:table-cell office:value-type="float" office:value="2.28393129943503" calcext:value-type="float">
            <text:p>2.28393</text:p>
          </table:table-cell>
          <table:table-cell office:value-type="float" office:value="2.81008786440678" calcext:value-type="float">
            <text:p>2.810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45275480226" calcext:value-type="float">
            <text:p>2.16453</text:p>
          </table:table-cell>
          <table:table-cell office:value-type="float" office:value="2.3524070960452" calcext:value-type="float">
            <text:p>2.35241</text:p>
          </table:table-cell>
          <table:table-cell office:value-type="float" office:value="3.06009518644068" calcext:value-type="float">
            <text:p>3.06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132420338983" calcext:value-type="float">
            <text:p>2.16132</text:p>
          </table:table-cell>
          <table:table-cell office:value-type="float" office:value="2.3468522259887" calcext:value-type="float">
            <text:p>2.34685</text:p>
          </table:table-cell>
          <table:table-cell office:value-type="float" office:value="3.01622183050847" calcext:value-type="float">
            <text:p>3.016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5132818079096" calcext:value-type="float">
            <text:p>2.35133</text:p>
          </table:table-cell>
          <table:table-cell office:value-type="float" office:value="2.12969699435028" calcext:value-type="float">
            <text:p>2.1297</text:p>
          </table:table-cell>
          <table:table-cell office:value-type="float" office:value="2.9152493559322" calcext:value-type="float">
            <text:p>2.915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31101163841808" calcext:value-type="float">
            <text:p>2.31101</text:p>
          </table:table-cell>
          <table:table-cell office:value-type="float" office:value="2.10518361581921" calcext:value-type="float">
            <text:p>2.10518</text:p>
          </table:table-cell>
          <table:table-cell office:value-type="float" office:value="2.76779471186441" calcext:value-type="float">
            <text:p>2.767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9848693785311" calcext:value-type="float">
            <text:p>2.09849</text:p>
          </table:table-cell>
          <table:table-cell office:value-type="float" office:value="2.53722772881356" calcext:value-type="float">
            <text:p>2.53723</text:p>
          </table:table-cell>
          <table:table-cell office:value-type="float" office:value="3.41826250847458" calcext:value-type="float">
            <text:p>3.418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4" calcext:value-type="float">
            <text:p>4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57:41.255731184</dc:date>
    <meta:document-statistic meta:table-count="1" meta:cell-count="4640" meta:object-count="0"/>
    <meta:generator>LibreOffice/4.2.8.2$Linux_X86_64 LibreOffice_project/420m0$Build-2</meta:generator>
  </office:meta>
</office:document-meta>
</file>